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ssThroughFactoryBean.setInstanceName( String instan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ta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pha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Returning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ta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Through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PostProcessor.postProcessBeforeInitialization( Object bean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ThroughFactoryBean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BeanTests.testFactoryBeansWithAutowi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lpha.setBeta( Beta be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Impl2.getImpl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BeanTests.testAbstractFactoryBeanVi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ta.getGam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BeanTests.testCircularReferenceWithPos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ullReturning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pha.getB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ThroughFactoryBean.get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ta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Impl1.getImpl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ta.setGamma( Gamma gam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ta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ta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Through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BeanTests.testFactoryBeansWithIntermediateFactoryBeanAutowiring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eta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Impl2.setImpl1( BeanImpl1 impl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taFactoryBean.setBeta( Beta be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BeanTests.testFactoryBeanRetu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ctoryBeanTests.testAbstractFactoryBeanVi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untingPostProcessor.getCount(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ullReturning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ThroughFactoryBean.PassThroughFactoryBean(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taFactoryBean.BetaFactoryBean( Alpha alph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untingPostProcessor.postProcessAfterInitialization( Object bean , String bea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eanImpl1.setImpl2( BeanImpl2 impl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